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29cm"/>
    </style:style>
    <style:style style:name="co3" style:family="table-column">
      <style:table-column-properties fo:break-before="auto" style:column-width="23.384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4.189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5.482cm"/>
    </style:style>
    <style:style style:name="co24" style:family="table-column">
      <style:table-column-properties fo:break-before="auto" style:column-width="5.172cm"/>
    </style:style>
    <style:style style:name="co25" style:family="table-column">
      <style:table-column-properties fo:break-before="auto" style:column-width="6.391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2.494cm"/>
    </style:style>
    <style:style style:name="co28" style:family="table-column">
      <style:table-column-properties fo:break-before="auto" style:column-width="2.432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2.849cm"/>
    </style:style>
    <style:style style:name="co31" style:family="table-column">
      <style:table-column-properties fo:break-before="auto" style:column-width="2.478cm"/>
    </style:style>
    <style:style style:name="co32" style:family="table-column">
      <style:table-column-properties fo:break-before="auto" style:column-width="3.747cm"/>
    </style:style>
    <style:style style:name="co33" style:family="table-column">
      <style:table-column-properties fo:break-before="auto" style:column-width="3.552cm"/>
    </style:style>
    <style:style style:name="co34" style:family="table-column">
      <style:table-column-properties fo:break-before="auto" style:column-width="3.993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3.05cm"/>
    </style:style>
    <style:style style:name="co38" style:family="table-column">
      <style:table-column-properties fo:break-before="auto" style:column-width="2.746cm"/>
    </style:style>
    <style:style style:name="co39" style:family="table-column">
      <style:table-column-properties fo:break-before="auto" style:column-width="3.339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2.475cm"/>
    </style:style>
    <style:style style:name="co42" style:family="table-column">
      <style:table-column-properties fo:break-before="auto" style:column-width="3.069cm"/>
    </style:style>
    <style:style style:name="co43" style:family="table-column">
      <style:table-column-properties fo:break-before="auto" style:column-width="2.697cm"/>
    </style:style>
    <style:style style:name="co44" style:family="table-column">
      <style:table-column-properties fo:break-before="auto" style:column-width="2.33cm"/>
    </style:style>
    <style:style style:name="co45" style:family="table-column">
      <style:table-column-properties fo:break-before="auto" style:column-width="3.912cm"/>
    </style:style>
    <style:style style:name="co46" style:family="table-column">
      <style:table-column-properties fo:break-before="auto" style:column-width="3.468cm"/>
    </style:style>
    <style:style style:name="co47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ce5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68"/>
        <table:table-column table:style-name="co2" table:default-cell-style-name="ce77"/>
        <table:table-column table:style-name="co3" table:default-cell-style-name="ce67"/>
        <table:table-column table:style-name="co4" table:number-columns-repeated="61" table:default-cell-style-name="ce67"/>
        <table:table-row table:style-name="ro1" table:number-rows-repeated="4">
          <table:table-cell table:style-name="ce52"/>
          <table:table-cell table:style-name="ce69"/>
          <table:table-cell table:style-name="ce90"/>
          <table:table-cell table:style-name="ce60" table:number-columns-repeated="61"/>
        </table:table-row>
        <table:table-row table:style-name="ro1">
          <table:table-cell table:style-name="ce53" office:value-type="string" calcext:value-type="string">
            <text:p>Color code for variables</text:p>
          </table:table-cell>
          <table:table-cell table:style-name="ce70" office:value-type="string" calcext:value-type="string">
            <text:p>Meaning</text:p>
          </table:table-cell>
          <table:table-cell table:style-name="ce90"/>
          <table:table-cell table:style-name="ce60" table:number-columns-repeated="61"/>
        </table:table-row>
        <table:table-row table:style-name="ro1">
          <table:table-cell table:style-name="ce54" office:value-type="string" calcext:value-type="string">
            <text:p>Green</text:p>
          </table:table-cell>
          <table:table-cell table:style-name="ce71" office:value-type="string" calcext:value-type="string">
            <text:p>requiered information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5" office:value-type="string" calcext:value-type="string">
            <text:p>Yellow</text:p>
          </table:table-cell>
          <table:table-cell table:style-name="ce71" office:value-type="string" calcext:value-type="string">
            <text:p>additional information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6" office:value-type="string" calcext:value-type="string">
            <text:p>Orange</text:p>
          </table:table-cell>
          <table:table-cell table:style-name="ce71" office:value-type="string" calcext:value-type="string">
            <text:p>Only if Insect sampling data is not included.</text:p>
          </table:table-cell>
          <table:table-cell table:style-name="ce91"/>
          <table:table-cell table:style-name="ce60" table:number-columns-repeated="61"/>
        </table:table-row>
        <table:table-row table:style-name="ro1">
          <table:table-cell table:style-name="ce52"/>
          <table:table-cell table:style-name="ce72"/>
          <table:table-cell table:style-name="ce90"/>
          <table:table-cell table:style-name="ce60" table:number-columns-repeated="61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2" office:value-type="string" calcext:value-type="string">
            <text:p>Description [Units]</text:p>
          </table:table-cell>
          <table:table-cell table:style-name="ce60"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style-name="ce60" table:number-columns-repeated="61"/>
        </table:table-row>
        <table:table-row table:style-name="ro2">
          <table:table-cell table:style-name="ce58" office:value-type="string" calcext:value-type="string">
            <text:p>Insect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Field sampling” worksheet. 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pollinator</text:p>
          </table:table-cell>
          <table:table-cell table:style-name="ce93" office:value-type="string" calcext:value-type="string">
            <text:p>Species or morphospecies name. So not use Genus sp., but Genus sp1, etc. for different morphospecies.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guild</text:p>
          </table:table-cell>
          <table:table-cell table:style-name="ce93" office:value-type="string" calcext:value-type="string">
            <text:p>one of: honeybees, bumblebees, other wild bees, syrphids, humbleflies, other flies, beetles, non-bee hymenoptera, lepidoptera, and other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sampling_method</text:p>
          </table:table-cell>
          <table:table-cell table:style-name="ce94" office:value-type="string" calcext:value-type="string">
            <text:p>Please indicate how organisms were sampled: Transects / plant observations / Pan traps / unestructured sweep netting.</text:p>
            <text:p>Add independent rows for each method if multiple methods were used per organism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abundance</text:p>
          </table:table-cell>
          <table:table-cell table:style-name="ce94" office:value-type="string" calcext:value-type="string">
            <text:p>number of individuals observed/collected. In the case of performing several censuses (transect walks/plant observations),</text:p>
            <text:p>please, indicate the sum of the individuals collected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total_sampled_area</text:p>
          </table:table-cell>
          <table:table-cell table:style-name="ce94" office:value-type="string" calcext:value-type="string">
            <text:p>area sampled during the census (e.g. transect walk) in [square meters]. In the case of performing </text:p>
            <text:p>several censuses, please, indicate the sum of their respective area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plant 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6" office:value-type="string" calcext:value-type="string">
            <text:p>total_sampled_flowers</text:p>
          </table:table-cell>
          <table:table-cell table:style-name="ce94" office:value-type="string" calcext:value-type="string">
            <text:p>number of flowers present along the census (transect walks/plant observations) in flowers per census [counts/m2].</text:p>
            <text:p>In the case of performing several censuses, please, indicate the sum of the respective count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Description</text:p>
          </table:table-cell>
          <table:table-cell table:style-name="ce94" office:value-type="string" calcext:value-type="string">
            <text:p>Free text to describe the number of temporal replicates per site and what a spatial replicate means in your study</text:p>
            <text:p>(e.g. 3 sampling rounds in one season; one 150m observation transect per plot).</text:p>
          </table:table-cell>
          <table:table-cell table:number-columns-repeated="61"/>
        </table:table-row>
        <table:table-row table:style-name="ro1" table:number-rows-repeated="2">
          <table:table-cell table:style-name="ce60"/>
          <table:table-cell table:number-columns-repeated="63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Field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rop</text:p>
          </table:table-cell>
          <table:table-cell table:style-name="ce9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variety</text:p>
          </table:table-cell>
          <table:table-cell table:style-name="ce93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62"/>
          <table:table-cell table:style-name="ce75" office:value-type="string" calcext:value-type="string">
            <text:p>management</text:p>
          </table:table-cell>
          <table:table-cell table:style-name="ce94" office:value-type="string" calcext:value-type="string">
            <text:p>One of the following management categories: (1) Organic Certified Agriculture, (2) Integrated pest management, and</text:p>
            <text:p>(3) Other Conventional Practices [organic, IPM, conventional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ountry</text:p>
          </table:table-cell>
          <table:table-cell table:style-name="ce9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atitude</text:p>
          </table:table-cell>
          <table:table-cell table:style-name="ce93" office:value-type="string" calcext:value-type="string">
            <text:p>degrees (43.040833° N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ongitude</text:p>
          </table:table-cell>
          <table:table-cell table:style-name="ce9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start_month</text:p>
          </table:table-cell>
          <table:table-cell table:style-name="ce9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end_month</text:p>
          </table:table-cell>
          <table:table-cell table:style-name="ce9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year</text:p>
          </table:table-cell>
          <table:table-cell table:style-name="ce9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field size</text:p>
          </table:table-cell>
          <table:table-cell table:style-name="ce93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</text:p>
          </table:table-cell>
          <table:table-cell table:style-name="ce9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</text:p>
          </table:table-cell>
          <table:table-cell table:style-name="ce9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</text:p>
          </table:table-cell>
          <table:table-cell table:style-name="ce93" office:value-type="string" calcext:value-type="string">
            <text:p>If your results for yield involved exclosures (e.g., bags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2</text:p>
          </table:table-cell>
          <table:table-cell table:style-name="ce93" office:value-type="string" calcext:value-type="string">
            <text:p>If your results for yield involved exclosures (e.g., bags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2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78" office:value-type="string" calcext:value-type="string">
            <text:p>fruits_per_plant</text:p>
          </table:table-cell>
          <table:table-cell table:style-name="ce9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79" office:value-type="string" calcext:value-type="string">
            <text:p>fruit_weight</text:p>
          </table:table-cell>
          <table:table-cell table:style-name="ce9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plant_density</text:p>
          </table:table-cell>
          <table:table-cell table:style-name="ce9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seeds_per_fruit</text:p>
          </table:table-cell>
          <table:table-cell table:style-name="ce9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seeds_per_plant</text:p>
          </table:table-cell>
          <table:table-cell table:style-name="ce9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1" office:value-type="string" calcext:value-type="string">
            <text:p>seed_weight</text:p>
          </table:table-cell>
          <table:table-cell table:style-name="ce9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3">
          <table:table-cell table:style-name="ce13" office:value-type="string" calcext:value-type="string" table:number-columns-spanned="1" table:number-rows-spanned="17">
            <text:p>No needed if worksheet on Insect</text:p>
            <text:p> Sampling is provided</text:p>
          </table:table-cell>
          <table:table-cell table:style-name="ce82" office:value-type="string" calcext:value-type="string">
            <text:p>observed_pollinator_richness</text:p>
          </table:table-cell>
          <table:table-cell table:style-name="ce93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3">
          <table:covered-table-cell table:style-name="ce13"/>
          <table:table-cell table:style-name="ce83" office:value-type="string" calcext:value-type="string">
            <text:p>other_pollinator_richness</text:p>
          </table:table-cell>
          <table:table-cell table:style-name="ce93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other_richness_estimator_method</text:p>
          </table:table-cell>
          <table:table-cell table:style-name="ce9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richness_restriction</text:p>
          </table:table-cell>
          <table:table-cell table:style-name="ce93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4">
          <table:covered-table-cell table:style-name="ce13"/>
          <table:table-cell table:style-name="ce84" office:value-type="string" calcext:value-type="string">
            <text:p>abundance</text:p>
          </table:table-cell>
          <table:table-cell table:style-name="ce9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honeybee</text:p>
          </table:table-cell>
          <table:table-cell table:style-name="ce9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bombus</text:p>
          </table:table-cell>
          <table:table-cell table:style-name="ce9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wildbees</text:p>
          </table:table-cell>
          <table:table-cell table:style-name="ce9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syrphids</text:p>
          </table:table-cell>
          <table:table-cell table:style-name="ce9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humbleflies</text:p>
          </table:table-cell>
          <table:table-cell table:style-name="ce9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other_flies</text:p>
          </table:table-cell>
          <table:table-cell table:style-name="ce9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beetles</text:p>
          </table:table-cell>
          <table:table-cell table:style-name="ce9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lepidoptera</text:p>
          </table:table-cell>
          <table:table-cell table:style-name="ce9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nonbee_hymenoptera</text:p>
          </table:table-cell>
          <table:table-cell table:style-name="ce9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ab_others</text:p>
          </table:table-cell>
          <table:table-cell table:style-name="ce9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83" office:value-type="string" calcext:value-type="string">
            <text:p>total_sampled_area</text:p>
          </table:table-cell>
          <table:table-cell table:style-name="ce9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8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5">
          <table:table-cell table:style-name="ce14" office:value-type="string" calcext:value-type="string" table:number-columns-spanned="1" table:number-rows-spanned="12">
            <text:p>If you collected visitation rates (visits per flower and time unit), those will be very valuable to compare with abundance data. </text:p>
          </table:table-cell>
          <table:table-cell table:style-name="ce86" office:value-type="string" calcext:value-type="string">
            <text:p>visitation_rate_units</text:p>
          </table:table-cell>
          <table:table-cell table:style-name="ce9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6">
          <table:covered-table-cell table:style-name="ce14"/>
          <table:table-cell table:style-name="ce36" office:value-type="string" calcext:value-type="string">
            <text:p>visitation_rate</text:p>
          </table:table-cell>
          <table:table-cell table:style-name="ce9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4" office:value-type="string" calcext:value-type="string">
            <text:p><text:s/>Sampling is provided</text:p>
          </table:covered-table-cell>
          <table:table-cell table:style-name="ce87" office:value-type="string" calcext:value-type="string">
            <text:p>visit_honeybee</text:p>
          </table:table-cell>
          <table:table-cell table:style-name="ce93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bombus</text:p>
          </table:table-cell>
          <table:table-cell table:style-name="ce93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wildbees</text:p>
          </table:table-cell>
          <table:table-cell table:style-name="ce93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syrphids</text:p>
          </table:table-cell>
          <table:table-cell table:style-name="ce93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humbleflies</text:p>
          </table:table-cell>
          <table:table-cell table:style-name="ce93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other_flies</text:p>
          </table:table-cell>
          <table:table-cell table:style-name="ce93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beetles</text:p>
          </table:table-cell>
          <table:table-cell table:style-name="ce93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lepidoptera</text:p>
          </table:table-cell>
          <table:table-cell table:style-name="ce9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nonbee_hymenoptera</text:p>
          </table:table-cell>
          <table:table-cell table:style-name="ce9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8" office:value-type="string" calcext:value-type="string">
            <text:p>visit_others</text:p>
          </table:table-cell>
          <table:table-cell table:style-name="ce93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Publication</text:p>
          </table:table-cell>
          <table:table-cell table:style-name="ce9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Credit</text:p>
          </table:table-cell>
          <table:table-cell table:style-name="ce9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Email contact</text:p>
          </table:table-cell>
          <table:table-cell table:style-name="ce9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67"/>
          <table:table-cell table:style-name="ce89"/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67"/>
          <table:table-cell table:number-columns-repeated="63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96" office:value-type="string" calcext:value-type="string">
            <text:p>study_id</text:p>
          </table:table-cell>
          <table:table-cell table:style-name="ce97" office:value-type="string" calcext:value-type="string">
            <text:p>site_id</text:p>
          </table:table-cell>
          <table:table-cell table:style-name="ce96" office:value-type="string" calcext:value-type="string">
            <text:p>pollinator</text:p>
          </table:table-cell>
          <table:table-cell table:style-name="ce96" office:value-type="string" calcext:value-type="string">
            <text:p>guild</text:p>
          </table:table-cell>
          <table:table-cell table:style-name="ce96" office:value-type="string" calcext:value-type="string">
            <text:p>sampling_method</text:p>
          </table:table-cell>
          <table:table-cell table:style-name="ce96" office:value-type="string" calcext:value-type="string">
            <text:p>abundance </text:p>
          </table:table-cell>
          <table:table-cell table:style-name="ce96" office:value-type="string" calcext:value-type="string">
            <text:p>total_sampled_area</text:p>
          </table:table-cell>
          <table:table-cell table:style-name="ce96" office:value-type="string" calcext:value-type="string">
            <text:p>total_sampled_time</text:p>
          </table:table-cell>
          <table:table-cell table:style-name="ce100" office:value-type="string" calcext:value-type="string">
            <text:p>total_sampled_flowers</text:p>
          </table:table-cell>
          <table:table-cell table:style-name="ce96" office:value-type="string" calcext:value-type="string">
            <text:p>Description_(fee_text)</text:p>
          </table:table-cell>
          <table:table-cell table:style-name="ce101" table:number-columns-repeated="3"/>
          <table:table-cell table:style-name="ce102"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98" table:number-columns-repeated="2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99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ce99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level_data" table:style-name="ta3" table:print="false">
        <office:forms form:automatic-focus="false" form:apply-design-mode="false"/>
        <table:table-column table:style-name="co4" table:number-columns-repeated="4" table:default-cell-style-name="ce101"/>
        <table:table-column table:style-name="co6" table:default-cell-style-name="ce101"/>
        <table:table-column table:style-name="co4" table:number-columns-repeated="3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4" table:number-columns-repeated="2" table:default-cell-style-name="ce101"/>
        <table:table-column table:style-name="co18" table:number-columns-repeated="8" table:default-cell-style-name="ce101"/>
        <table:table-column table:style-name="co4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26" table:default-cell-style-name="ce101"/>
        <table:table-column table:style-name="co4" table:default-cell-style-name="ce101"/>
        <table:table-column table:style-name="co27" table:default-cell-style-name="ce101"/>
        <table:table-column table:style-name="co4" table:default-cell-style-name="ce101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18" table:default-cell-style-name="ce101"/>
        <table:table-column table:style-name="co4" table:default-cell-style-name="ce101"/>
        <table:table-column table:style-name="co30" table:default-cell-style-name="ce101"/>
        <table:table-column table:style-name="co31" table:default-cell-style-name="ce101"/>
        <table:table-column table:style-name="co4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35" table:number-columns-repeated="2" table:default-cell-style-name="ce101"/>
        <table:table-column table:style-name="co36" table:default-cell-style-name="ce101"/>
        <table:table-column table:style-name="co37" table:default-cell-style-name="ce101"/>
        <table:table-column table:style-name="co38" table:default-cell-style-name="ce101"/>
        <table:table-column table:style-name="co39" table:default-cell-style-name="ce101"/>
        <table:table-column table:style-name="co40" table:default-cell-style-name="ce101"/>
        <table:table-column table:style-name="co41" table:default-cell-style-name="ce101"/>
        <table:table-column table:style-name="co42" table:default-cell-style-name="ce101"/>
        <table:table-column table:style-name="co43" table:default-cell-style-name="ce101"/>
        <table:table-column table:style-name="co44" table:default-cell-style-name="ce101"/>
        <table:table-column table:style-name="co45" table:default-cell-style-name="ce101"/>
        <table:table-column table:style-name="co46" table:default-cell-style-name="ce101"/>
        <table:table-column table:style-name="co47" table:default-cell-style-name="ce101"/>
        <table:table-column table:style-name="co4" table:number-columns-repeated="14" table:default-cell-style-name="ce101"/>
        <table:table-column table:style-name="co4" table:number-columns-repeated="952" table:default-cell-style-name="Excel_20_Built-in_20_Normal"/>
        <table:table-row table:style-name="ro7">
          <table:table-cell table:style-name="ce179" office:value-type="string" calcext:value-type="string">
            <text:p>study_id</text:p>
          </table:table-cell>
          <table:table-cell table:style-name="ce179" office:value-type="string" calcext:value-type="string">
            <text:p>site_id</text:p>
          </table:table-cell>
          <table:table-cell table:style-name="ce179" office:value-type="string" calcext:value-type="string">
            <text:p>crop</text:p>
          </table:table-cell>
          <table:table-cell table:style-name="ce179" office:value-type="string" calcext:value-type="string">
            <text:p>variety</text:p>
          </table:table-cell>
          <table:table-cell table:style-name="ce179" office:value-type="string" calcext:value-type="string">
            <text:p>management</text:p>
          </table:table-cell>
          <table:table-cell table:style-name="ce179" office:value-type="string" calcext:value-type="string">
            <text:p>country</text:p>
          </table:table-cell>
          <table:table-cell table:style-name="ce179" office:value-type="string" calcext:value-type="string">
            <text:p>latitude</text:p>
          </table:table-cell>
          <table:table-cell table:style-name="ce179" office:value-type="string" calcext:value-type="string">
            <text:p>longitude</text:p>
          </table:table-cell>
          <table:table-cell table:style-name="ce179" office:value-type="string" calcext:value-type="string">
            <text:p>sampling_start_month</text:p>
          </table:table-cell>
          <table:table-cell table:style-name="ce179" office:value-type="string" calcext:value-type="string">
            <text:p>sampling_end_month</text:p>
          </table:table-cell>
          <table:table-cell table:style-name="ce179" office:value-type="string" calcext:value-type="string">
            <text:p>sampling_year</text:p>
          </table:table-cell>
          <table:table-cell table:style-name="ce179" office:value-type="string" calcext:value-type="string">
            <text:p>field_size</text:p>
          </table:table-cell>
          <table:table-cell table:style-name="ce181" office:value-type="string" calcext:value-type="string">
            <text:p>yield</text:p>
          </table:table-cell>
          <table:table-cell table:style-name="ce181" office:value-type="string" calcext:value-type="string">
            <text:p>yield_units</text:p>
          </table:table-cell>
          <table:table-cell table:style-name="ce181" office:value-type="string" calcext:value-type="string">
            <text:p>yield2</text:p>
          </table:table-cell>
          <table:table-cell table:style-name="ce181" office:value-type="string" calcext:value-type="string">
            <text:p>yield2_units</text:p>
          </table:table-cell>
          <table:table-cell table:style-name="ce181" office:value-type="string" calcext:value-type="string">
            <text:p>yield_treatments_no_pollinators</text:p>
          </table:table-cell>
          <table:table-cell table:style-name="ce181" office:value-type="string" calcext:value-type="string">
            <text:p>yield_treatments_pollen_supplement</text:p>
          </table:table-cell>
          <table:table-cell table:style-name="ce181" office:value-type="string" calcext:value-type="string">
            <text:p>yield_treatments_no_pollinators2</text:p>
          </table:table-cell>
          <table:table-cell table:style-name="ce181" office:value-type="string" calcext:value-type="string">
            <text:p>yield_treatments_pollen_supplement2</text:p>
          </table:table-cell>
          <table:table-cell table:style-name="ce182" office:value-type="string" calcext:value-type="string">
            <text:p>mean_fruits_per_plant</text:p>
          </table:table-cell>
          <table:table-cell table:style-name="ce182" office:value-type="string" calcext:value-type="string">
            <text:p>fruit_weight</text:p>
          </table:table-cell>
          <table:table-cell table:style-name="ce182" office:value-type="string" calcext:value-type="string">
            <text:p>plant_density</text:p>
          </table:table-cell>
          <table:table-cell table:style-name="ce183" office:value-type="string" calcext:value-type="string">
            <text:p>seeds_per_fruit</text:p>
          </table:table-cell>
          <table:table-cell table:style-name="ce183" office:value-type="string" calcext:value-type="string">
            <text:p>seeds_per_plant</text:p>
          </table:table-cell>
          <table:table-cell table:style-name="ce184" office:value-type="string" calcext:value-type="string">
            <text:p>seed_weight</text:p>
          </table:table-cell>
          <table:table-cell table:style-name="ce185" office:value-type="string" calcext:value-type="string">
            <text:p>observed_pollinator_richness</text:p>
          </table:table-cell>
          <table:table-cell table:style-name="ce185" office:value-type="string" calcext:value-type="string">
            <text:p>other_pollinator_richness</text:p>
          </table:table-cell>
          <table:table-cell table:style-name="ce185" office:value-type="string" calcext:value-type="string">
            <text:p>other_richness_estimator_method</text:p>
          </table:table-cell>
          <table:table-cell table:style-name="ce107" office:value-type="string" calcext:value-type="string">
            <text:p>richness_restriction</text:p>
          </table:table-cell>
          <table:table-cell table:style-name="ce186" office:value-type="string" calcext:value-type="string">
            <text:p>abundance</text:p>
          </table:table-cell>
          <table:table-cell table:style-name="ce186" office:value-type="string" calcext:value-type="string">
            <text:p>ab_honeybee</text:p>
          </table:table-cell>
          <table:table-cell table:style-name="ce186" office:value-type="string" calcext:value-type="string">
            <text:p>ab_bombus</text:p>
          </table:table-cell>
          <table:table-cell table:style-name="ce186" office:value-type="string" calcext:value-type="string">
            <text:p>ab_wildbees</text:p>
          </table:table-cell>
          <table:table-cell table:style-name="ce186" office:value-type="string" calcext:value-type="string">
            <text:p>ab_syrphids</text:p>
          </table:table-cell>
          <table:table-cell table:style-name="ce187" office:value-type="string" calcext:value-type="string">
            <text:p>ab_humbleflies</text:p>
          </table:table-cell>
          <table:table-cell table:style-name="ce187" office:value-type="string" calcext:value-type="string">
            <text:p>ab_other_flies</text:p>
          </table:table-cell>
          <table:table-cell table:style-name="ce187" office:value-type="string" calcext:value-type="string">
            <text:p>ab_beetles</text:p>
          </table:table-cell>
          <table:table-cell table:style-name="ce187" office:value-type="string" calcext:value-type="string">
            <text:p>ab_lepidoptera</text:p>
          </table:table-cell>
          <table:table-cell table:style-name="ce187" office:value-type="string" calcext:value-type="string">
            <text:p>ab_nonbee_hymenoptera</text:p>
          </table:table-cell>
          <table:table-cell table:style-name="ce185" office:value-type="string" calcext:value-type="string">
            <text:p>ab_others</text:p>
          </table:table-cell>
          <table:table-cell table:style-name="ce188" office:value-type="string" calcext:value-type="string">
            <text:p>total_sampled_area</text:p>
          </table:table-cell>
          <table:table-cell table:style-name="ce188" office:value-type="string" calcext:value-type="string">
            <text:p>total_sampled_time</text:p>
          </table:table-cell>
          <table:table-cell table:style-name="ce189" office:value-type="string" calcext:value-type="string">
            <text:p>visitation_rate_units</text:p>
          </table:table-cell>
          <table:table-cell table:style-name="ce114" office:value-type="string" calcext:value-type="string">
            <text:p>visitation_rate</text:p>
          </table:table-cell>
          <table:table-cell table:style-name="ce190" office:value-type="string" calcext:value-type="string">
            <text:p>visit_honeybee</text:p>
          </table:table-cell>
          <table:table-cell table:style-name="ce190" office:value-type="string" calcext:value-type="string">
            <text:p>visit_bombus</text:p>
          </table:table-cell>
          <table:table-cell table:style-name="ce190" office:value-type="string" calcext:value-type="string">
            <text:p>visit_wildbees</text:p>
          </table:table-cell>
          <table:table-cell table:style-name="ce190" office:value-type="string" calcext:value-type="string">
            <text:p>visit_syrphids</text:p>
          </table:table-cell>
          <table:table-cell table:style-name="ce183" office:value-type="string" calcext:value-type="string">
            <text:p>visit_humbleflies</text:p>
          </table:table-cell>
          <table:table-cell table:style-name="ce183" office:value-type="string" calcext:value-type="string">
            <text:p>visit_other_flies</text:p>
          </table:table-cell>
          <table:table-cell table:style-name="ce190" office:value-type="string" calcext:value-type="string">
            <text:p>visit_beetles</text:p>
          </table:table-cell>
          <table:table-cell table:style-name="ce183" office:value-type="string" calcext:value-type="string">
            <text:p>visit_lepidoptera</text:p>
          </table:table-cell>
          <table:table-cell table:style-name="ce183" office:value-type="string" calcext:value-type="string">
            <text:p>visit_nonbee_hymenoptera</text:p>
          </table:table-cell>
          <table:table-cell table:style-name="ce189" office:value-type="string" calcext:value-type="string">
            <text:p>visit_others</text:p>
          </table:table-cell>
          <table:table-cell table:style-name="ce191" office:value-type="string" calcext:value-type="string">
            <text:p>Publication</text:p>
          </table:table-cell>
          <table:table-cell table:style-name="ce191" office:value-type="string" calcext:value-type="string">
            <text:p>Credit</text:p>
          </table:table-cell>
          <table:table-cell table:style-name="ce191" office:value-type="string" calcext:value-type="string">
            <text:p>email</text:p>
          </table:table-cell>
          <table:table-cell table:style-name="ce192" table:number-columns-repeated="96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80"/>
          <table:table-cell table:number-columns-repeated="37"/>
          <table:table-cell table:style-name="ce60"/>
          <table:table-cell table:number-columns-repeated="98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1:59:13.6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5T12:12:33.398000000</dc:date>
    <meta:generator>LibreOffice/6.4.1.2$Windows_X86_64 LibreOffice_project/4d224e95b98b138af42a64d84056446d09082932</meta:generator>
    <meta:editing-duration>P2DT12H4M32S</meta:editing-duration>
    <meta:editing-cycles>17</meta:editing-cycles>
    <meta:document-statistic meta:table-count="3" meta:cell-count="224" meta:object-count="0"/>
  </office:meta>
</office:document-meta>
</file>